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0b50" officeooo:paragraph-rsid="00020b50"/>
    </style:style>
    <style:style style:name="P2" style:family="paragraph" style:parent-style-name="Standard">
      <style:text-properties officeooo:rsid="0002714c" officeooo:paragraph-rsid="0002714c"/>
    </style:style>
    <style:style style:name="P3" style:family="paragraph" style:parent-style-name="Standard">
      <style:text-properties officeooo:rsid="000334bd" officeooo:paragraph-rsid="000334bd"/>
    </style:style>
    <style:style style:name="P4" style:family="paragraph" style:parent-style-name="Standard">
      <style:text-properties officeooo:rsid="00037a48" officeooo:paragraph-rsid="00037a4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J: o trabalho urbano de um dos membros do grupo familiar <text:span text:style-name="T1">não</text:span><text:span text:style-name="T2"> descaracteriza, por si só, a situação de segurados especiais dos demais integrantes, devendo ser averiguado pelas instâncias ordinárias se o trabalho rural é dispensável para a subsistência do grupo familiar.</text:span></text:p>
      <text:p text:style-name="P1"><text:span text:style-name="T2"/></text:p>
      <text:p text:style-name="P2"><text:span text:style-name="T2">A solidariedade impede a adoção de um sistema de capitalização pura em todos os segmentos da previdência social.</text:span></text:p>
      <text:p text:style-name="P2"><text:span text:style-name="T2"/></text:p>
      <text:p text:style-name="P3"><text:span text:style-name="T2">Segurado especial é o único caso em que o Direito Previdenciário permite a inscrição </text:span><text:span text:style-name="T3">post-mortem</text:span><text:span text:style-name="T4"> do segurado, o que poderá ser feito por seus herdeiros dependentes, beneficiando-se da pensão por morte se lhes couberem.</text:span></text:p>
      <text:p text:style-name="P3"><text:span text:style-name="T4"/></text:p>
      <text:p text:style-name="P4"><text:span text:style-name="T4">Nada impede que segurado que exerça mais de uma atividade que o filie como segurado obrigatório seja, concomitantemente, considerado como depend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13T22:17:54.927000000</dc:date>
    <meta:editing-duration>PT1H1M50S</meta:editing-duration>
    <meta:editing-cycles>4</meta:editing-cycles>
    <meta:document-statistic meta:table-count="0" meta:image-count="0" meta:object-count="0" meta:page-count="1" meta:paragraph-count="4" meta:word-count="115" meta:character-count="750" meta:non-whitespace-character-count="639"/>
  </office:meta>
</office:document-meta>
</file>